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9E000000FEEC59A58B.svm" manifest:media-type=""/>
  <manifest:file-entry manifest:full-path="Pictures/20000001000002870000012DCDC03EB6.svm" manifest:media-type=""/>
  <manifest:file-entry manifest:full-path="Pictures/2000000200000230000000CA22AD83D7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4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57cm" svg:height="3.555cm" svg:x="1.194cm" svg:y="0.716cm">
          <draw:image xlink:href="Pictures/2000000200000230000000CA22AD83D7.eps" xlink:type="simple" xlink:show="embed" xlink:actuate="onLoad">
            <text:p/>
          </draw:image>
        </draw:frame>
        <draw:frame draw:style-name="gr2" draw:text-style-name="P3" draw:layer="layout" svg:width="0.869cm" svg:height="0.916cm" svg:x="10.652cm" svg:y="3.518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7.96cm" svg:y="3.518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1.132cm" svg:height="0.916cm" svg:x="5.172cm" svg:y="3.518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frame draw:style-name="gr2" draw:text-style-name="P3" draw:layer="layout" svg:width="1.132cm" svg:height="0.916cm" svg:x="2.525cm" svg:y="3.518cm">
          <draw:text-box>
            <text:p text:style-name="P2"><text:span text:style-name="T1">(</text:span><text:span text:style-name="T2">ت</text:span><text:span text:style-name="T1">)</text:span></text:p>
          </draw:text-box>
        </draw:frame>
        <draw:frame draw:style-name="gr3" draw:text-style-name="P1" draw:layer="layout" svg:width="0.775cm" svg:height="0.36cm" svg:x="1.683cm" svg:y="0.358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775cm" svg:height="0.36cm" svg:x="9.923cm" svg:y="0.358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775cm" svg:height="0.36cm" svg:x="7.278cm" svg:y="0.358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775cm" svg:height="0.36cm" svg:x="4.367cm" svg:y="0.358cm">
          <draw:image xlink:href="Pictures/20000001000002870000012DCDC03EB6.svm" xlink:type="simple" xlink:show="embed" xlink:actuate="onLoad">
            <text:p/>
          </draw:image>
        </draw:frame>
        <draw:frame draw:style-name="gr4" draw:text-style-name="P1" draw:layer="layout" svg:width="1.11cm" svg:height="0.304cm" svg:x="2.365cm" svg:y="1.539cm">
          <draw:image xlink:href="Pictures/200000010000039E000000FEEC59A58B.svm" xlink:type="simple" xlink:show="embed" xlink:actuate="onLoad">
            <text:p/>
          </draw:image>
        </draw:frame>
        <draw:frame draw:style-name="gr4" draw:text-style-name="P1" draw:layer="layout" svg:width="1.11cm" svg:height="0.304cm" svg:x="10.661cm" svg:y="1.539cm">
          <draw:image xlink:href="Pictures/200000010000039E000000FEEC59A58B.svm" xlink:type="simple" xlink:show="embed" xlink:actuate="onLoad">
            <text:p/>
          </draw:image>
        </draw:frame>
        <draw:frame draw:style-name="gr4" draw:text-style-name="P1" draw:layer="layout" svg:width="1.11cm" svg:height="0.304cm" svg:x="8.016cm" svg:y="1.539cm">
          <draw:image xlink:href="Pictures/200000010000039E000000FEEC59A58B.svm" xlink:type="simple" xlink:show="embed" xlink:actuate="onLoad">
            <text:p/>
          </draw:image>
        </draw:frame>
        <draw:frame draw:style-name="gr4" draw:text-style-name="P1" draw:layer="layout" svg:width="1.11cm" svg:height="0.304cm" svg:x="5.067cm" svg:y="1.539cm">
          <draw:image xlink:href="Pictures/200000010000039E000000FEEC59A58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6:35:18.913303131</dc:date>
    <meta:editing-duration>PT12M39S</meta:editing-duration>
    <meta:editing-cycles>5</meta:editing-cycles>
    <meta:generator>LibreOffice/4.2.8.2$Linux_x86 LibreOffice_project/420m0$Build-2</meta:generator>
    <meta:document-statistic meta:object-count="13"/>
  </office:meta>
</office:document-meta>
</file>